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FA000006EE2BE34D4B.svm"/>
  <manifest:file-entry manifest:media-type="" manifest:full-path="Pictures/2000000700001DFA000006B9B2386C0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Snap ITC" svg:font-family="'Snap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break-before="pag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="Courier New"/>
    </style:style>
    <style:style style:name="T2" style:family="text">
      <style:text-properties style:font-name="Snap ITC" fo:font-size="16pt" style:font-size-asian="16pt" style:font-size-complex="16pt"/>
    </style:style>
    <style:style style:name="T3" style:family="text">
      <style:text-properties style:font-name="Ari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ings</text:p>
      <text:p text:style-name="P3"/>
      <text:p text:style-name="P5">Objectives</text:p>
      <text:list xml:id="list36631811" text:style-name="L1">
        <text:list-item>
          <text:p text:style-name="P9">Gain understanding of strings</text:p>
        </text:list-item>
        <text:list-item>
          <text:p text:style-name="P9">Learn multiple ways of creating strings</text:p>
        </text:list-item>
        <text:list-item>
          <text:p text:style-name="P9">Get string input from the user</text:p>
        </text:list-item>
        <text:list-item>
          <text:p text:style-name="P9">Store strings into variables</text:p>
        </text:list-item>
        <text:list-item>
          <text:p text:style-name="P9">Learn string concatenation</text:p>
        </text:list-item>
        <text:list-item>
          <text:p text:style-name="P9">Get characters of a string</text:p>
        </text:list-item>
        <text:list-item>
          <text:p text:style-name="P9">Convert between strings and integers</text:p>
        </text:list-item>
      </text:list>
      <text:p text:style-name="P5"/>
      <text:p text:style-name="P8">Remember?</text:p>
      <text:p text:style-name="P6"/>
      <text:p text:style-name="P6">Remember our hello world program:</text:p>
      <text:p text:style-name="P6"/>
      <text:p text:style-name="P7"><text:tab/>print "hello world"</text:p>
      <text:p text:style-name="P6"/>
      <text:p text:style-name="P6"><text:span text:style-name="T1">"hello world"</text:span> is a <text:span text:style-name="T2">string</text:span>. We use “ to tell Python to enclose the string. Note that it is not part of the string which is why it's not printed.</text:p>
      <text:p text:style-name="P6"/>
      <text:p text:style-name="P6">Exercise. What do you think is wrong with this statement:</text:p>
      <text:p text:style-name="P6"><text:tab/><text:span text:style-name="T1">print "She said, "Knowledge is power.""</text:span></text:p>
      <text:p text:style-name="P6">If you don't see it, run it in Python.</text:p>
      <text:p text:style-name="P6"/>
      <text:p text:style-name="P6">Which of the following statements work?</text:p>
      <text:p text:style-name="P6"/>
      <text:p text:style-name="P7"><text:tab/>print "this is a string"</text:p>
      <text:p text:style-name="P6"><text:tab/><text:span text:style-name="T1">print 'so is this'</text:span></text:p>
      <text:p text:style-name="P6"><text:tab/><text:span text:style-name="T1">print """and this"""</text:span></text:p>
      <text:p text:style-name="P6"><text:tab/><text:span text:style-name="T1">print '''one last time!!!'''</text:span></text:p>
      <text:p text:style-name="P7"/>
      <text:p text:style-name="P6">So now you know <text:span text:style-name="T2">four</text:span> different ways to enclose a string. Why do we need so many? Try this:</text:p>
      <text:p text:style-name="P6"/>
      <text:p text:style-name="P6"><text:tab/><text:span text:style-name="T1">print 'She said, "Knowledge is power."'</text:span></text:p>
      <text:p text:style-name="P7"/>
      <text:p text:style-name="P6">Compare this with the above:</text:p>
      <text:p text:style-name="P6"/>
      <text:p text:style-name="P6"><text:tab/><text:span text:style-name="T1">print "She said, "Knowledge is power.""</text:span></text:p>
      <text:p text:style-name="P6"/>
      <text:p text:style-name="P6">Make sure you see the difference!</text:p>
      <text:p text:style-name="P6"/>
      <text:p text:style-name="P8">String Variables and raw_input</text:p>
      <text:p text:style-name="P4"/>
      <text:p text:style-name="P6">Remember variables?</text:p>
      <text:p text:style-name="P6"/>
      <text:p text:style-name="P6">Exercise. Create a variable <text:span text:style-name="T1">age</text:span> and set it to your age. Next print the value of <text:span text:style-name="T1">age</text:span>.</text:p>
      <text:p text:style-name="P6"/>
      <text:p text:style-name="P6">Actually you can put strings into variables too. Try this:</text:p>
      <text:p text:style-name="P6"/>
      <text:p text:style-name="P7"><text:tab/>name = "John Doe"</text:p>
      <text:p text:style-name="P7"><text:tab/>print name</text:p>
      <text:p text:style-name="P7"/>
      <text:p text:style-name="P6">Remember you can also get an integer value from the keyboard. </text:p>
      <text:p text:style-name="P6"/>
      <text:p text:style-name="P6">Exercise. Write a program that prompts the user for his age and print it out. Don't remember how to get an integer value and give it to a variable? <text:s/>No problem. Check your notes.</text:p>
      <text:p text:style-name="P6"/>
      <text:p text:style-name="P6">It's not too surprising that you can also get a string from the keyboard. Here's how you do it:</text:p>
      <text:p text:style-name="P6"/>
      <text:p text:style-name="P7"><text:tab/>name = raw_input("Enter your name: ")</text:p>
      <text:p text:style-name="P7"><text:tab/>print "hi", name, "!!!"</text:p>
      <text:p text:style-name="P8">Operators for Strings</text:p>
      <text:p text:style-name="P4"/>
      <text:p text:style-name="P6">You know that you can add integers. There are other operators. </text:p>
      <text:p text:style-name="P6"/>
      <text:p text:style-name="P6">Exercise. What are the operators for integer values? Do you recall the precedence rules? If not check the previous set of notes.</text:p>
      <text:p text:style-name="P6"/>
      <text:p text:style-name="P6">It turns out that you can use + on strings too. See if you can guess what + does on strings with these examples:</text:p>
      <text:p text:style-name="P6"/>
      <text:p text:style-name="P6"><text:tab/><text:span text:style-name="T1">print "abc" + "def"</text:span></text:p>
      <text:p text:style-name="P7"/>
      <text:p text:style-name="P6">At this point it's <text:span text:style-name="T2">important</text:span> to see the <text:span text:style-name="T2">difference</text:span> between the <text:span text:style-name="T2">integer</text:span> <text:span text:style-name="T1">1</text:span> and the <text:span text:style-name="T2">string</text:span> <text:span text:style-name="T1">"1"</text:span>. Try these statements:</text:p>
      <text:p text:style-name="P6"/>
      <text:p text:style-name="P6"><text:tab/><text:span text:style-name="T1">print 1 + 1</text:span></text:p>
      <text:p text:style-name="P7"><text:tab/>print "1" + "1"</text:p>
      <text:p text:style-name="P6"/>
      <text:p text:style-name="P6">Make sure you understand why you get these outputs!</text:p>
      <text:p text:style-name="P6"/>
      <text:p text:style-name="P6">IMPORTANT JARGON. The + used for strings is called the <text:span text:style-name="T2">concatenation</text:span> operator.</text:p>
      <text:p text:style-name="P6"/>
      <text:p text:style-name="P6">Exercise. Does the following work?</text:p>
      <text:p text:style-name="P6"><text:tab/><text:span text:style-name="T1">print "I am " + 24 + " years old"</text:span></text:p>
      <text:p text:style-name="P6">Answer: ______</text:p>
      <text:p text:style-name="P6"/>
      <text:p text:style-name="P6">The above tells you that you cannot add strings and integers.</text:p>
      <text:p text:style-name="P6"/>
      <text:p text:style-name="P6">Of course just like you can apply + to more than one value (example: 1 + 2 + 3 + 4 + 5), you can also apply + to several strings:</text:p>
      <text:p text:style-name="P6"><text:tab/><text:span text:style-name="T1">print "John" + " " + "Doe"</text:span></text:p>
      <text:p text:style-name="P7"/>
      <text:p text:style-name="P6">Exercise. Write a program that when executed with the following inputs behaves as shown:</text:p>
      <text:p text:style-name="P6"><draw:frame draw:style-name="fr1" draw:name="graphics1" text:anchor-type="paragraph" svg:width="3.0217in" svg:height="0.678in" draw:z-index="0"><draw:image xlink:href="Pictures/2000000700001DFA000006B9B2386C0E.svm" xlink:type="simple" xlink:show="embed" xlink:actuate="onLoad"/></draw:frame><text:soft-page-break/></text:p>
      <text:p text:style-name="P6"/>
      <text:p text:style-name="P6"><text:tab/></text:p>
      <text:p text:style-name="P6">Here's another execution of the same program but with different inputs:</text:p>
      <text:p text:style-name="P6"><draw:frame draw:style-name="fr1" draw:name="graphics2" text:anchor-type="paragraph" svg:width="3.0217in" svg:height="0.6984in" draw:z-index="1"><draw:image xlink:href="Pictures/2000000700001DFA000006EE2BE34D4B.svm" xlink:type="simple" xlink:show="embed" xlink:actuate="onLoad"/></draw:frame>[Hint: Create a new variable and set it to an appropriate value. You need to use string concatenation twice.]</text:p>
      <text:p text:style-name="P6"/>
      <text:p text:style-name="P8">String Operators</text:p>
      <text:p text:style-name="P6"/>
      <text:p text:style-name="P6">The string is somewhat different from the integer because the string is made up of smaller units. For instance the string</text:p>
      <text:p text:style-name="P6"/>
      <text:p text:style-name="P6"><text:tab/><text:span text:style-name="T1">name = "John Doe"</text:span></text:p>
      <text:p text:style-name="P7"/>
      <text:p text:style-name="P7"><text:span text:style-name="T3">is made up of </text:span>J<text:span text:style-name="T3"> and </text:span>o<text:span text:style-name="T3"> and </text:span>h<text:span text:style-name="T3"> and </text:span>n<text:span text:style-name="T3">, etc. Each of these smaller “things” are called characters. You can in fact pull out each of these characters in the following way:</text:span></text:p>
      <text:p text:style-name="P6"/>
      <text:p text:style-name="P6"><text:tab/><text:span text:style-name="T1">name = "John Doe"</text:span></text:p>
      <text:p text:style-name="P7"><text:tab/>print name[0]</text:p>
      <text:p text:style-name="P7"><text:tab/>print name[1]</text:p>
      <text:p text:style-name="P7"><text:tab/>print name[2]</text:p>
      <text:p text:style-name="P7"><text:tab/>print name[3]</text:p>
      <text:p text:style-name="P7"><text:tab/>print name[4]</text:p>
      <text:p text:style-name="P7"><text:tab/>print name[5]</text:p>
      <text:p text:style-name="P7"><text:tab/>print name[6]</text:p>
      <text:p text:style-name="P7"><text:tab/>print name[7]</text:p>
      <text:p text:style-name="P7"><text:tab/></text:p>
      <text:p text:style-name="P6">Exercise. Continuing the above, what happens when you execute</text:p>
      <text:p text:style-name="P7"><text:tab/>print name[8]</text:p>
      <text:p text:style-name="P7"/>
      <text:p text:style-name="P6">Of course you can do this:</text:p>
      <text:p text:style-name="P7"><text:tab/>name = "John Doe"</text:p>
      <text:p text:style-name="P7"><text:tab/>a = name[0]</text:p>
      <text:p text:style-name="P7"><text:tab/>print a</text:p>
      <text:p text:style-name="P7"/>
      <text:p text:style-name="P7"/>
      <text:p text:style-name="P8">Converting Between Integers and Strings</text:p>
      <text:p text:style-name="P4"/>
      <text:p text:style-name="P6">Sometimes you want to convert the integer <text:span text:style-name="T1">42</text:span> to the string <text:span text:style-name="T1">"42"</text:span>.</text:p>
      <text:p text:style-name="P6"/>
      <text:p text:style-name="P6">Now why would you want to something like that? Here's one reason. Suppose you want to write a game. Obviously you need to keep integer values around such as scores. You do want to add. So the values <text:span text:style-name="T4">are</text:span> integers. However when you display the score onto the playing window, usually you can only display a string and not an integer. This is the case for the game library we are using. That's why.</text:p>
      <text:p text:style-name="P6"/>
      <text:p text:style-name="P6">OK. So how do you change a string made up of digits into an integer, such as changing “42” to 42. Try this example:</text:p>
      <text:p text:style-name="P6"/>
      <text:p text:style-name="P6"><text:tab/><text:span text:style-name="T1">x = 1</text:span></text:p>
      <text:p text:style-name="P7"><text:tab/>y = str(x)</text:p>
      <text:p text:style-name="P7"><text:tab/>a = x + x</text:p>
      <text:p text:style-name="P7"><text:tab/>b = y + y</text:p>
      <text:p text:style-name="P7"><text:tab/>print "a: ", a</text:p>
      <text:p text:style-name="P7"><text:tab/>print "b: ", b</text:p>
      <text:p text:style-name="P7"><text:tab/></text:p>
      <text:p text:style-name="P7">What about the other way round? What if I have a string and I want to change that into an integer? Try this:</text:p>
      <text:p text:style-name="P7"/>
      <text:p text:style-name="P7"><text:tab/>x = "1"</text:p>
      <text:p text:style-name="P7"><text:tab/>y = int(x)</text:p>
      <text:p text:style-name="P7"><text:tab/>a = x + x</text:p>
      <text:p text:style-name="P7"><text:tab/>b = y + y</text:p>
      <text:p text:style-name="P7"><text:tab/>print "a: ", a</text:p>
      <text:p text:style-name="P7"><text:tab/>print "b: ", b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Snap ITC" svg:font-family="'Snap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ython Programming Part 1 v0.2 <text:s text:c="17"/><text:tab/>Strings</text:p>
      </style:header>
      <style:footer>
        <text:p text:style-name="MP2">©Yihsiang Liow <text:tab/>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Yihsiang Liow</meta:initial-creator>
    <meta:creation-date>2005-12-14T10:14:39</meta:creation-date>
    <dc:creator>Yihsiang Liow</dc:creator>
    <dc:date>2011-01-31T16:51:16.30</dc:date>
    <dc:language>en-US</dc:language>
    <meta:editing-cycles>806</meta:editing-cycles>
    <meta:editing-duration>PT107H35M55S</meta:editing-duration>
    <meta:document-statistic meta:table-count="0" meta:image-count="2" meta:object-count="0" meta:page-count="7" meta:paragraph-count="97" meta:word-count="812" meta:character-count="4267"/>
    <meta:user-defined meta:name="Info 1"/>
    <meta:user-defined meta:name="Info 2"/>
    <meta:user-defined meta:name="Info 3"/>
    <meta:user-defined meta:name="Info 4"/>
  </office:meta>
</office:document-meta>
</file>